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902" officeooo:paragraph-rsid="001bb902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normal" officeooo:rsid="001bb902" officeooo:paragraph-rsid="001bb902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1c0c5a" officeooo:paragraph-rsid="001c0c5a" style:font-size-asian="14pt" style:font-size-complex="14pt"/>
    </style:style>
    <style:style style:name="P4" style:family="paragraph" style:parent-style-name="Standard">
      <style:text-properties officeooo:rsid="001c0c5a" officeooo:paragraph-rsid="001c0c5a"/>
    </style:style>
    <style:style style:name="P5" style:family="paragraph" style:parent-style-name="Standard">
      <style:text-properties officeooo:rsid="001c0c5a" officeooo:paragraph-rsid="001d214d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bb902" officeooo:paragraph-rsid="001bb902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rsid="001c0c5a" officeooo:paragraph-rsid="001d214d"/>
    </style:style>
    <style:style style:name="P8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éca</text:p>
      <text:p text:style-name="P1"/>
      <text:p text:style-name="P4">Prof : Claude Inserra</text:p>
      <text:p text:style-name="P1"/>
      <text:p text:style-name="P2">Evaluations: </text:p>
      <text:p text:style-name="P2"/>
      <text:p text:style-name="P1">Peip: CCI 15% (tous les deux TD) + Contrôle partiel 30% + CT 40% + 15% Exam prepa</text:p>
      <text:p text:style-name="P4">Il diraa ce qu’il y a dans le CT</text:p>
      <text:p text:style-name="P4"/>
      <text:p text:style-name="P3">Plan du cours:</text:p>
      <text:p text:style-name="P4"/>
      <text:p text:style-name="P4">Ch0: Rappel de Calcul Vectoriel</text:p>
      <text:p text:style-name="P4">Ch1: Systèmes de coordonnées</text:p>
      <text:p text:style-name="P4">Ch3: Cinématique du Point</text:p>
      <text:p text:style-name="P4">Ch4: lois de Newton</text:p>
      <text:p text:style-name="P4">Ch5: Travail, Puissance, Energie</text:p>
      <text:p text:style-name="P4">Ch6: Oscillations</text:p>
      <text:p text:style-name="P4"/>
      <text:p text:style-name="P4"/>
      <text:p text:style-name="P5">Force : Vecteur noté <draw:g text:anchor-type="as-char" svg:y="-0.1602in" draw:z-index="0" draw:name="Shape1" draw:style-name="gr1"><svg:title>TexMaths</svg:title><svg:desc>12§display§\vec{A}§svg§600§FALSE§</svg:desc><draw:g draw:style-name="gr2"><draw:path draw:style-name="gr3" draw:text-style-name="P8" svg:width="0.1165in" svg:height="0.1425in" svg:x="0.0024in" svg:y="0.0083in" svg:viewBox="0 0 297 363" svg:d="M0 0c99 0 198 0 297 0 0 122 0 242 0 363-99 0-198 0-297 0 0-121 0-241 0-363z"><text:p/></draw:path><draw:path draw:style-name="gr4" draw:text-style-name="P9" svg:width="0.0724in" svg:height="0.0323in" svg:x="0.0551in" svg:y="0in" svg:viewBox="0 0 185 83" svg:d="M149 51c-6 4-19 16-19 24 0 4 3 8 8 8 4 0 6-2 8-5 6-6 15-18 32-27 4-2 7-4 7-9s-2-7-6-8c-8-8-12-15-15-24-2-4-3-10-9-10s-8 6-8 8c0 3 3 16 9 26-48 0-95 0-142 0-7 0-14 0-14 8 0 9 7 9 14 9 45 0 89 0 135 0z"><text:p/></draw:path><draw:path draw:style-name="gr4" draw:text-style-name="P9" svg:width="0.1126in" svg:height="0.1181in" svg:x="-0.0004in" svg:y="0.0421in" svg:viewBox="0 0 287 301" svg:d="M61 253c-17 27-33 33-51 35-6 0-10 0-10 8 0 2 2 5 6 5 11 0 24-1 36-1 13 0 29 1 42 1 3 0 7 0 7-9 0-4-3-4-6-4-9-2-20-4-20-15 0-5 4-10 6-16 11-18 22-36 32-52 35 0 70 0 105 0 0 7 6 64 6 69 0 12-22 14-30 14-6 0-10 0-10 8 0 5 5 5 6 5 17 0 35-1 52-1 11 0 37 1 48 1 3 0 7 0 7-9 0-4-3-4-9-4-27 0-27-3-28-15-8-88-17-176-25-263-1-9-1-10-9-10-6 0-8 2-10 7-48 82-97 164-145 246zM112 191c26-47 54-94 80-139 5 45 10 92 15 139-31 0-64 0-95 0z"><text:p/></draw:path></draw:g></draw:g></text:p>
      <text:p text:style-name="P4"/>
      <text:p text:style-name="P4">Vecteur défini par :</text:p>
      <text:p text:style-name="P4"><text:tab/>- Sa direction</text:p>
      <text:p text:style-name="P4"><text:tab/>- Son sens</text:p>
      <text:p text:style-name="P4"><text:tab/>- Sa longueur</text:p>
      <text:p text:style-name="P4"/>
      <text:p text:style-name="P4"/>
      <text:p text:style-name="P4">Combinaison linéaire : </text:p>
      <text:p text:style-name="P5"><draw:g text:anchor-type="as-char" svg:y="-0.1626in" draw:z-index="1" draw:name="Shape2" draw:style-name="gr1"><svg:title>TexMaths</svg:title><svg:desc>12§display§\vec{C} = \mu\vec{A} + \beta\vec{B}§svg§600§FALSE§</svg:desc><draw:g draw:style-name="gr2"><draw:path draw:style-name="gr3" draw:text-style-name="P8" svg:width="0.9949in" svg:height="0.1783in" svg:x="-0.0004in" svg:y="0.0083in" svg:viewBox="0 0 2528 454" svg:d="M1264 454c-421 0-843 0-1264 0 0-151 0-303 0-454 843 0 1685 0 2528 0 0 151 0 303 0 454-422 0-843 0-1264 0z"><text:p/></draw:path><draw:path draw:style-name="gr4" draw:text-style-name="P9" svg:width="0.0728in" svg:height="0.0327in" svg:x="0.0465in" svg:y="-0.0004in" svg:viewBox="0 0 186 84" svg:d="M149 50c-5 5-19 17-19 26 0 3 3 8 8 8 4 0 6-4 8-6 5-6 15-18 33-28 3-1 7-3 7-8s-2-6-6-8c-8-6-13-15-17-24-1-4-2-10-8-10s-9 6-9 10c0 1 4 15 10 24-47 0-95 0-142 0-7 0-14 0-14 8s7 8 14 8c45 0 90 0 135 0z"><text:p/></draw:path><draw:path draw:style-name="gr4" draw:text-style-name="P9" svg:width="0.1173in" svg:height="0.1197in" svg:x="-0.0004in" svg:y="0.0429in" svg:viewBox="0 0 299 305" svg:d="M299 4c0-2 0-4-5-4-1 0-1 0-6 5-10 11-19 21-29 32-5-6-24-37-71-37-93 0-188 92-188 191 0 70 49 114 114 114 37 0 68-17 91-36 40-34 47-72 47-73 0-5-5-5-6-5-2 0-5 1-5 5-3 12-13 42-43 66-29 23-55 30-77 30-38 0-83-22-83-87 0-24 9-92 51-141 26-30 66-51 103-51 43 0 68 33 68 81 0 18-1 16-1 21 0 4 4 5 6 5 5 0 5-1 7-8 9-36 18-72 27-108z"><text:p/></draw:path><draw:path draw:style-name="gr4" draw:text-style-name="P9" svg:width="0.1098in" svg:height="0.0382in" svg:x="0.1772in" svg:y="0.098in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9" svg:width="0.0898in" svg:height="0.1083in" svg:x="0.3476in" svg:y="0.0862in" svg:viewBox="0 0 229 276" svg:d="M85 38c3-8 6-25 6-26 0-7-5-12-12-12-1 0-13 1-17 16-20 80-40 162-61 243-1 5-1 4-1 5 0 7 5 12 12 12 10 0 14-8 16-9 1-3 7-24 22-89 14 12 33 13 41 13 30 0 46-19 57-31 3 19 19 31 37 31 15 0 25-10 31-23 7-15 13-41 13-42 0-5-3-5-5-5-4 0-4 3-6 9-7 27-15 51-32 51-11 0-13-10-13-19s6-29 8-43c4-16 9-31 12-46 1-6 6-23 7-29 3-9 8-25 8-28 0-8-6-11-14-11-1 0-13 0-15 14-7 27-13 53-21 79-4 21-9 39-10 44 0 1-21 39-56 39-20 0-31-13-31-36 0-12 4-24 6-36 6-24 12-47 18-71z"><text:p/></draw:path><draw:path draw:style-name="gr4" draw:text-style-name="P9" svg:width="0.0732in" svg:height="0.0327in" svg:x="0.5035in" svg:y="-0.0004in" svg:viewBox="0 0 187 84" svg:d="M150 50c-6 5-20 17-20 26 0 3 4 8 8 8 5 0 6-4 8-6 5-6 15-18 34-28 2-1 7-3 7-8s-3-6-6-8c-9-6-14-15-17-24-1-4-4-10-9-10-6 0-9 6-9 10 0 1 4 15 11 24-48 0-95 0-143 0-6 0-14 0-14 8s8 8 14 8c46 0 90 0 136 0z"><text:p/></draw:path><draw:path draw:style-name="gr4" draw:text-style-name="P9" svg:width="0.1134in" svg:height="0.1177in" svg:x="0.4488in" svg:y="0.0413in" svg:viewBox="0 0 289 300" svg:d="M60 253c-17 27-32 33-52 34-4 1-8 1-8 8 0 3 2 5 5 5 12 0 25-1 37-1 13 0 29 1 42 1 2 0 7 0 7-8 0-4-3-5-6-5-9 0-20-4-20-14 0-5 2-9 6-15 11-18 21-36 32-54 35 0 71 0 106 0 1 9 7 65 7 70 0 12-23 13-31 13-5 0-10 0-10 8 0 5 5 5 6 5 17 0 35-1 53-1 11 0 37 1 48 1 2 0 7 0 7-8 0-5-5-5-9-5-27 0-27-2-28-14-8-87-17-175-25-262-1-9-1-11-9-11-7 0-8 4-10 7-50 82-99 164-148 246zM112 191c27-47 55-93 82-138 5 45 9 91 14 138-33 0-64 0-96 0z"><text:p/></draw:path><draw:path draw:style-name="gr4" draw:text-style-name="P9" svg:width="0.1098in" svg:height="0.1094in" svg:x="0.6134in" svg:y="0.063in" svg:viewBox="0 0 280 279" svg:d="M149 148c39 0 78 0 117 0 6 0 14 0 14-9 0-8-8-8-14-8-39 0-78 0-117 0 0-40 0-78 0-118 0-6 0-13-9-13-8 0-8 7-8 13 0 40 0 78 0 118-40 0-79 0-119 0-6 0-13 0-13 8 0 9 7 9 13 9 40 0 79 0 119 0 0 39 0 79 0 117 0 6 0 14 8 14 9 0 9-8 9-14 0-38 0-78 0-117z"><text:p/></draw:path><draw:path draw:style-name="gr4" draw:text-style-name="P9" svg:width="0.0898in" svg:height="0.148in" svg:x="0.7748in" svg:y="0.0429in" svg:viewBox="0 0 229 377" svg:d="M229 58c0-33-23-58-56-58-25 0-37 6-52 17-23 17-45 57-54 90-23 89-44 178-67 266 0 2 1 4 5 4 3 0 5-1 5-2 9-39 20-77 30-114 8 24 26 39 57 39 30 0 63-15 82-33s33-46 33-77c0-30-15-52-31-63 24-13 48-39 48-69zM154 127c-5 3-10 3-21 3-6 0-14 1-18-2 1-4 16-3 21-3 9 0 13 0 18 2zM206 48c0 29-16 59-38 72-11-4-19-5-32-5-9 0-33 0-33 13 0 12 22 11 29 11 16 0 23 0 35-6 15 16 18 29 19 48 0 24-10 57-22 72-16 22-44 38-68 38-32 0-48-24-48-53 0-5 0-11 1-19 10-36 18-71 28-106 9-37 39-103 90-103 24 0 39 13 39 38z"><text:p/></draw:path><draw:path draw:style-name="gr4" draw:text-style-name="P9" svg:width="0.0732in" svg:height="0.0327in" svg:x="0.9295in" svg:y="-0.0004in" svg:viewBox="0 0 187 84" svg:d="M150 50c-6 5-20 17-20 26 0 3 4 8 8 8 5 0 6-4 8-6 5-6 15-18 34-28 2-1 7-3 7-8s-3-6-6-8c-9-6-14-15-18-24 0-4-3-10-8-10-6 0-9 6-9 10 0 1 4 15 11 24-48 0-95 0-143 0-7 0-14 0-14 8s7 8 14 8c46 0 90 0 136 0z"><text:p/></draw:path><draw:path draw:style-name="gr4" draw:text-style-name="P9" svg:width="0.1181in" svg:height="0.1122in" svg:x="0.8795in" svg:y="0.0469in" svg:viewBox="0 0 301 286" svg:d="M50 255c-4 14-4 18-38 18-7 0-12 0-12 8 0 5 5 5 12 5 50 0 100 0 150 0 67 0 116-48 116-90 0-30-24-54-64-59 43-9 87-40 87-79 0-32-27-58-78-58-47 0-95 0-141 0-9 0-12 0-12 8 0 5 3 5 12 5 4 0 8 0 15 0 7 1 11 1 11 7 0 2 0 3-1 9-19 74-37 150-57 226zM114 133c8-35 18-69 26-104 4-15 5-16 23-16s36 0 54 0c37 0 46 24 46 43 0 36-36 77-88 77-20 0-41 0-61 0zM95 273c-6 0-6 0-10 0-3 0-5-2-5-5 0-1 0-1 3-9 9-39 19-78 29-116 26 0 52 0 79 0 41 0 49 30 49 49 0 41-38 81-88 81-19 0-38 0-57 0z"><text:p/></draw:path></draw:g></draw:g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1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4:18:35.521536068</meta:creation-date>
    <dc:date>2023-01-16T16:46:45.512856797</dc:date>
    <meta:editing-duration>PT2H3M25S</meta:editing-duration>
    <meta:editing-cycles>5</meta:editing-cycles>
    <meta:generator>LibreOffice/7.4.4.2$Linux_X86_64 LibreOffice_project/40$Build-2</meta:generator>
    <meta:document-statistic meta:table-count="0" meta:image-count="0" meta:object-count="0" meta:page-count="1" meta:paragraph-count="19" meta:word-count="79" meta:character-count="421" meta:non-whitespace-character-count="354"/>
  </office:meta>
</office:document-meta>
</file>